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sans-serif" svg:font-family="sans-serif"/>
    <style:font-face style:name="San-ser" svg:font-family="San-ser" style:font-family-generic="swiss"/>
    <style:font-face style:name="San-serif" svg:font-family="San-serif" style:font-family-generic="swiss"/>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cmex10" svg:font-family="cmex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4.393cm" fo:margin-left="-0.016cm" table:align="left"/>
    </style:style>
    <style:style style:name="Tabla1.A" style:family="table-column">
      <style:table-column-properties style:column-width="5.874cm"/>
    </style:style>
    <style:style style:name="Tabla1.B" style:family="table-column">
      <style:table-column-properties style:column-width="3.096cm"/>
    </style:style>
    <style:style style:name="Tabla1.C" style:family="table-column">
      <style:table-column-properties style:column-width="5.424cm"/>
    </style:style>
    <style:style style:name="Tabla1.A1" style:family="table-cell">
      <style:table-cell-properties style:vertical-align="middle" fo:padding="0.049cm" fo:border="none"/>
    </style:style>
    <style:style style:name="P1" style:family="paragraph" style:parent-style-name="Standard">
      <style:paragraph-properties fo:text-align="justify" style:justify-single-word="false" style:writing-mode="lr-tb"/>
      <style:text-properties style:font-name="sans-serif" fo:font-size="10.5pt" style:text-underline-style="none"/>
    </style:style>
    <style:style style:name="P2" style:family="paragraph" style:parent-style-name="Standard">
      <style:paragraph-properties fo:text-align="justify" style:justify-single-word="false" style:writing-mode="lr-tb"/>
      <style:text-properties style:font-name="sans-serif" fo:font-size="10.5pt"/>
    </style:style>
    <style:style style:name="P3" style:family="paragraph" style:parent-style-name="Standard">
      <style:paragraph-properties fo:text-align="justify" style:justify-single-word="false" style:writing-mode="lr-tb"/>
    </style:style>
    <style:style style:name="P4" style:family="paragraph" style:parent-style-name="Standard">
      <style:paragraph-properties fo:text-align="justify" style:justify-single-word="false" style:writing-mode="lr-tb"/>
      <style:text-properties style:font-name="Liberation Serif" fo:font-size="13pt" style:font-size-asian="13pt" style:font-size-complex="13pt"/>
    </style:style>
    <style:style style:name="P5" style:family="paragraph" style:parent-style-name="Standard">
      <style:paragraph-properties fo:text-align="justify" style:justify-single-word="false" style:writing-mode="lr-tb"/>
      <style:text-properties style:font-name="Liberation Serif" fo:font-size="13pt" style:text-underline-style="none" style:font-size-asian="13pt" style:font-size-complex="13pt"/>
    </style:style>
    <style:style style:name="P6" style:family="paragraph" style:parent-style-name="Standard">
      <style:paragraph-properties fo:text-align="justify" style:justify-single-word="false" style:writing-mode="lr-tb"/>
      <style:text-properties style:font-name="Liberation Serif" fo:font-size="13pt" style:text-underline-style="none"/>
    </style:style>
    <style:style style:name="P7" style:family="paragraph" style:parent-style-name="Standard">
      <style:paragraph-properties fo:text-align="justify" style:justify-single-word="false" style:writing-mode="lr-tb"/>
      <style:text-properties style:font-name="Liberation Serif" fo:font-size="13pt" style:text-underline-style="none" fo:font-weight="bold" style:font-size-asian="13pt" style:font-weight-asian="bold" style:font-size-complex="13pt" style:font-weight-complex="bold"/>
    </style:style>
    <style:style style:name="P8" style:family="paragraph" style:parent-style-name="Text_20_body">
      <style:text-properties fo:font-size="13pt" style:font-size-asian="13pt" style:font-size-complex="13pt"/>
    </style:style>
    <style:style style:name="P9" style:family="paragraph" style:parent-style-name="Text_20_body">
      <style:paragraph-properties fo:text-align="justify" style:justify-single-word="false"/>
      <style:text-properties fo:font-size="13pt" style:font-size-asian="13pt" style:font-size-complex="13pt"/>
    </style:style>
    <style:style style:name="P10" style:family="paragraph" style:parent-style-name="Text_20_body">
      <style:paragraph-properties fo:margin-top="0.423cm" fo:margin-bottom="0.212cm" fo:text-align="justify" style:justify-single-word="false" style:writing-mode="lr-tb"/>
      <style:text-properties style:font-name="Liberation Serif" fo:font-size="18pt" style:text-underline-style="none" style:font-size-asian="18pt" style:font-size-complex="18pt"/>
    </style:style>
    <style:style style:name="P11" style:family="paragraph" style:parent-style-name="Heading_20_2">
      <style:paragraph-properties fo:text-align="justify" style:justify-single-word="false"/>
    </style:style>
    <style:style style:name="P12" style:family="paragraph" style:parent-style-name="Heading_20_2">
      <style:text-properties fo:font-size="13pt" style:font-size-asian="13pt" style:font-size-complex="13pt"/>
    </style:style>
    <style:style style:name="P13" style:family="paragraph" style:parent-style-name="Heading_20_2">
      <style:paragraph-properties fo:margin-top="0.423cm" fo:margin-bottom="0.212cm" fo:text-align="justify" style:justify-single-word="false" fo:keep-with-next="always"/>
      <style:text-properties style:font-name="Liberation Serif" fo:font-size="18pt" style:font-size-asian="18pt" style:font-size-complex="18pt"/>
    </style:style>
    <style:style style:name="P14" style:family="paragraph" style:parent-style-name="Heading_20_2">
      <style:paragraph-properties fo:margin-top="0.423cm" fo:margin-bottom="0.212cm" fo:text-align="justify" style:justify-single-word="false" fo:keep-with-next="always" style:writing-mode="lr-tb"/>
      <style:text-properties style:font-name="Liberation Serif" fo:font-size="18pt" style:text-underline-style="none" style:font-size-asian="18pt" style:font-size-complex="18pt"/>
    </style:style>
    <style:style style:name="P15" style:family="paragraph" style:parent-style-name="Heading_20_2">
      <style:paragraph-properties fo:margin-top="0.423cm" fo:margin-bottom="0.212cm" fo:text-align="justify" style:justify-single-word="false" style:writing-mode="lr-tb"/>
      <style:text-properties style:font-name="Liberation Serif" fo:font-size="18pt" style:text-underline-style="none" style:font-size-asian="18pt" style:font-size-complex="18pt"/>
    </style:style>
    <style:style style:name="P16" style:family="paragraph" style:parent-style-name="Table_20_Contents">
      <style:text-properties fo:font-size="13pt" style:font-size-asian="13pt" style:font-size-complex="13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3pt" style:font-weight-asian="bold" style:font-size-complex="13pt" style:font-weight-complex="bold"/>
    </style:style>
    <style:style style:name="T4" style:family="text">
      <style:text-properties style:font-name="sans-serif" fo:font-size="10.5pt"/>
    </style:style>
    <style:style style:name="T5" style:family="text">
      <style:text-properties style:font-name="Ubuntu"/>
    </style:style>
    <style:style style:name="T6" style:family="text">
      <style:text-properties style:font-name="Ubuntu" fo:font-size="10.5pt"/>
    </style:style>
    <style:style style:name="T7" style:family="text">
      <style:text-properties style:font-name="Ubuntu" fo:font-weight="bold" style:font-weight-asian="bold" style:font-weight-complex="bold"/>
    </style:style>
    <style:style style:name="T8" style:family="text">
      <style:text-properties fo:font-size="10.5pt"/>
    </style:style>
    <style:style style:name="T9" style:family="text">
      <style:text-properties style:text-underline-style="solid" style:text-underline-width="auto" style:text-underline-color="font-color"/>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fo:font-size="10pt" style:text-underline-style="none" style:font-name-asian="Monospace" style:font-size-asian="10pt" style:font-name-complex="Monospace" style:font-size-complex="10pt"/>
    </style:style>
    <style:style style:name="T12" style:family="text">
      <style:text-properties fo:color="#000000" style:font-name="Monospace" fo:font-size="10pt" style:text-underline-style="none" fo:font-weight="bold" style:font-name-asian="Monospace" style:font-size-asian="10pt" style:font-weight-asian="bold" style:font-name-complex="Monospace" style:font-size-complex="10pt" style:font-weight-complex="bold"/>
    </style:style>
    <style:style style:name="T13" style:family="text">
      <style:text-properties fo:color="#000000" style:text-underline-style="none" style:font-name-asian="Monospace" style:font-name-complex="Monospace"/>
    </style:style>
    <style:style style:name="T14" style:family="text">
      <style:text-properties fo:color="#000000" style:text-underline-style="none" fo:font-weight="bold" style:font-name-asian="Monospace" style:font-weight-asian="bold" style:font-name-complex="Monospace" style:font-weight-complex="bold"/>
    </style:style>
    <style:style style:name="T15" style:family="text">
      <style:text-properties fo:color="#000000" fo:font-size="10pt" style:font-name-asian="Monospace" style:font-size-asian="10pt" style:font-name-complex="Monospace" style:font-size-complex="10pt"/>
    </style:style>
    <style:style style:name="T16" style:family="text">
      <style:text-properties fo:color="#000000" fo:font-size="10pt" style:text-underline-style="none" style:font-name-asian="Monospace" style:font-size-asian="10pt" style:font-name-complex="Monospace" style:font-size-complex="10pt"/>
    </style:style>
    <style:style style:name="T17" style:family="text">
      <style:text-properties fo:color="#000000" fo:font-size="10pt" style:text-underline-style="none" fo:font-weight="bold" style:font-name-asian="Monospace" style:font-size-asian="10pt" style:font-weight-asian="bold" style:font-name-complex="Monospace" style:font-size-complex="10pt" style:font-weight-complex="bold"/>
    </style:style>
    <style:style style:name="T18" style:family="text">
      <style:text-properties fo:color="#000000" style:font-name-asian="Monospace" style:font-name-complex="Monospace"/>
    </style:style>
    <style:style style:name="T19" style:family="text">
      <style:text-properties fo:color="#2a00ff" style:font-name="Monospace" fo:font-size="10pt" style:font-name-asian="Monospace" style:font-size-asian="10pt" style:font-name-complex="Monospace" style:font-size-complex="10pt"/>
    </style:style>
    <style:style style:name="T20" style:family="text">
      <style:text-properties fo:color="#2a00ff" style:font-name="Monospace" fo:font-size="10pt" style:text-underline-style="none" style:font-name-asian="Monospace" style:font-size-asian="10pt" style:font-name-complex="Monospace" style:font-size-complex="10pt"/>
    </style:style>
    <style:style style:name="T21" style:family="text">
      <style:text-properties fo:color="#2a00ff" style:text-underline-style="none" style:font-name-asian="Monospace" style:font-name-complex="Monospace"/>
    </style:style>
    <style:style style:name="T22" style:family="text">
      <style:text-properties fo:color="#2a00ff" fo:font-size="10pt" style:font-name-asian="Monospace" style:font-size-asian="10pt" style:font-name-complex="Monospace" style:font-size-complex="10pt"/>
    </style:style>
    <style:style style:name="T23" style:family="text">
      <style:text-properties fo:color="#2a00ff" fo:font-size="10pt" style:text-underline-style="none" style:font-name-asian="Monospace" style:font-size-asian="10pt" style:font-name-complex="Monospace" style:font-size-complex="10pt"/>
    </style:style>
    <style:style style:name="T24" style:family="text">
      <style:text-properties fo:color="#2a00ff" style:font-name-asian="Monospace" style:font-name-complex="Monospace"/>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style:font-name="Liberation Serif"/>
    </style:style>
    <style:style style:name="T28" style:family="text">
      <style:text-properties style:font-name="Liberation Serif" fo:font-size="12pt" style:font-size-asian="12pt" style:font-size-complex="12pt"/>
    </style:style>
    <style:style style:name="T29" style:family="text">
      <style:text-properties style:font-name="Liberation Serif" fo:font-size="14pt" style:font-size-asian="14pt" style:font-size-complex="14pt"/>
    </style:style>
    <style:style style:name="T30" style:family="text">
      <style:text-properties style:font-name="Liberation Serif" fo:font-size="13pt" style:font-size-asian="13pt" style:font-size-complex="13pt"/>
    </style:style>
    <style:style style:name="T31" style:family="text">
      <style:text-properties style:font-name="San-ser"/>
    </style:style>
    <style:style style:name="T32" style:family="text">
      <style:text-properties style:font-name="San-serif"/>
    </style:style>
    <style:style style:name="T33" style:family="text">
      <style:text-properties fo:font-size="13pt" style:font-size-asian="13pt" style:font-size-complex="13pt"/>
    </style:style>
    <style:style style:name="T34" style:family="text">
      <style:text-properties style:font-size-asian="13pt" style:font-size-complex="13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actica 1 – Simulador de Máquina Turing</text:h>
      <text:p text:style-name="Text_20_body"/>
      <text:h text:style-name="Heading_20_2" text:outline-level="2">1. Objetivo de la práctica</text:h>
      <text:p text:style-name="P2"><text:tab/><text:span text:style-name="T30">La práctica consiste en programar un simulador de una máquina de Turing que acepte el siguiente lenguaje:</text:span></text:p>
      <text:p text:style-name="P4"/>
      <text:p text:style-name="P4"><text:tab/>L(M) = { w ε ∑* | finalicen con aab }</text:p>
      <text:p text:style-name="P4"><text:tab/>Donde ∑ = {a, b}</text:p>
      <text:p text:style-name="P3"><text:span text:style-name="T4"/></text:p>
      <text:h text:style-name="P13" text:outline-level="2">2. Implementación</text:h>
      <text:p text:style-name="P2"><text:tab/><text:span text:style-name="T30">El programa cuenta con cinco clases diferentes para implementar cada una de las herramientas necesarias para el correcto funcionamiento de la máquina. </text:span></text:p>
      <text:p text:style-name="P4"/>
      <text:p text:style-name="P4"><text:tab/>La clase principal el la clase Main, la cual nos pregunta de que forma queremos introducir la cadena de entrada, ya sea desde fichero o desde teclado. A su vez crea cada una de las transiciones del autómata y nos permite realizar las llamadas necesarias para ejecutar el programar y comprobar el resultado.</text:p>
      <text:p text:style-name="P4"><text:span text:style-name="T9"/></text:p>
      <text:p text:style-name="P5"><text:tab/>Tenemos la clase Alfabeto, la cual contiene un array donde en cada posición se almacena cada uno de elementos del alfabeto de la maquina.</text:p>
      <text:p text:style-name="P5"/>
      <text:p text:style-name="P5"><text:tab/>La clase clase Cinta, que contiene un array con la cadena de entrada con cada elemento en sus posiciones, la clase Main se encarga de leer la cadena de entrada y llama a la clase Cinta pasándole esta cadena, y la propia clase se encarga de procesarla.</text:p>
      <text:p text:style-name="P5"/>
      <text:p text:style-name="P5"><text:tab/>La clase Estado, esta clase representa cada uno de los estados de la maquina, y a su vez almacena un array <text:s/>para cada estado con las transiciones de este estado hacia los demás.</text:p>
      <text:p text:style-name="P5"/>
      <text:p text:style-name="P5"><text:tab/>Por último tenemos la clase transición, que es la que almacena cada una de las transiciones, es decir, el carácter que leemos, el carácter que escribimos, hacia que lado de la cinta nos movemos, y al estado al que avanzamos.</text:p>
      <text:p text:style-name="P1"/>
      <text:h text:style-name="P14" text:outline-level="2"/>
      <text:p text:style-name="P10"/>
      <text:p text:style-name="P10"/>
      <text:p text:style-name="P10"/>
      <text:h text:style-name="P15" text:outline-level="2"><text:soft-page-break/>3. Definición de la máquina</text:h>
      <text:p text:style-name="P5"><text:span text:style-name="T2">Estados:</text:span> {0, 1, 2, 3, 4}</text:p>
      <text:p text:style-name="P5"><text:span text:style-name="T2">Alfabeto: </text:span>{a, b}</text:p>
      <text:p text:style-name="P5"><text:span text:style-name="T2">Alfabeto de cinta: </text:span><text:s/>{a, <text:s/>b, <text:s/>.}</text:p>
      <text:p text:style-name="P5"><text:span text:style-name="T2">Estado inicial: </text:span><text:s/>{0}</text:p>
      <text:p text:style-name="P5"><text:span text:style-name="T2">Símbolo blanco de la máquina: </text:span>{$}</text:p>
      <text:p text:style-name="P6"><text:span text:style-name="T3">Estados finales:</text:span><text:span text:style-name="T34"> {4}</text:span></text:p>
      <text:p text:style-name="P7">Transiciones:</text:p>
      <text:p text:style-name="P4"><text:span text:style-name="T25"/></text:p>
      <text:p text:style-name="P4"><text:span text:style-name="T25"><text:tab/></text:span><text:span text:style-name="T26">Estado 0:</text:span><text:span text:style-name="T25"><text:tab/></text:span><text:span text:style-name="T18">(</text:span><text:span text:style-name="T24">"a"</text:span><text:span text:style-name="T18">,</text:span><text:span text:style-name="T24">"a"</text:span><text:span text:style-name="T18">,</text:span><text:span text:style-name="T24">"r"</text:span><text:span text:style-name="T18">, 1)<text:tab/><text:tab/></text:span><text:span text:style-name="T14">Estado 1:</text:span><text:span text:style-name="T13"><text:tab/>(</text:span><text:span text:style-name="T21">"a"</text:span><text:span text:style-name="T13">,</text:span><text:span text:style-name="T21">"a"</text:span><text:span text:style-name="T13">,</text:span><text:span text:style-name="T21">"r"</text:span><text:span text:style-name="T13">, 2)</text:span></text:p>
      <text:p text:style-name="P4"><text:span text:style-name="T13"><text:tab/><text:tab/><text:tab/>(</text:span><text:span text:style-name="T21">"b"</text:span><text:span text:style-name="T13">, </text:span><text:span text:style-name="T21">"b"</text:span><text:span text:style-name="T13">,</text:span><text:span text:style-name="T21">"r"</text:span><text:span text:style-name="T13">, 0)<text:tab/><text:tab/><text:tab/><text:tab/>(</text:span><text:span text:style-name="T21">"b"</text:span><text:span text:style-name="T13">, </text:span><text:span text:style-name="T21">"b"</text:span><text:span text:style-name="T13">,</text:span><text:span text:style-name="T21">"r"</text:span><text:span text:style-name="T13">, 0)</text:span></text:p>
      <text:p text:style-name="P4"><text:span text:style-name="T13"><text:tab/></text:span></text:p>
      <text:p text:style-name="P4"><text:span text:style-name="T13"><text:tab/></text:span><text:span text:style-name="T14">Estado 2:</text:span><text:span text:style-name="T13"><text:tab/>(</text:span><text:span text:style-name="T21">"a"</text:span><text:span text:style-name="T13">,</text:span><text:span text:style-name="T21">"a"</text:span><text:span text:style-name="T13">,</text:span><text:span text:style-name="T21">"r"</text:span><text:span text:style-name="T13">, 2)<text:tab/><text:tab/></text:span><text:span text:style-name="T14">Estado 3:</text:span><text:span text:style-name="T13"><text:tab/>(</text:span><text:span text:style-name="T21">"a"</text:span><text:span text:style-name="T13">,</text:span><text:span text:style-name="T21">"a"</text:span><text:span text:style-name="T13">,</text:span><text:span text:style-name="T21">"r"</text:span><text:span text:style-name="T13">, 1)</text:span></text:p>
      <text:p text:style-name="P4"><text:span text:style-name="T13"><text:tab/><text:tab/><text:tab/>(</text:span><text:span text:style-name="T21">"b"</text:span><text:span text:style-name="T13">, </text:span><text:span text:style-name="T21">"b"</text:span><text:span text:style-name="T13">,</text:span><text:span text:style-name="T21">"r"</text:span><text:span text:style-name="T13">, 3)<text:tab/><text:tab/><text:tab/><text:tab/>(</text:span><text:span text:style-name="T21">"b"</text:span><text:span text:style-name="T13">, </text:span><text:span text:style-name="T21">"b"</text:span><text:span text:style-name="T13">,</text:span><text:span text:style-name="T21">"r"</text:span><text:span text:style-name="T13">, 0)</text:span></text:p>
      <text:p text:style-name="P4"><text:span text:style-name="T13"><text:tab/><text:tab/><text:tab/><text:tab/><text:tab/><text:tab/><text:tab/><text:tab/><text:tab/>(</text:span><text:span text:style-name="T21">"$"</text:span><text:span text:style-name="T13">, </text:span><text:span text:style-name="T21">"$"</text:span><text:span text:style-name="T13">, </text:span><text:span text:style-name="T21">"r"</text:span><text:span text:style-name="T13">, 4)</text:span></text:p>
      <text:p text:style-name="P4"><text:span text:style-name="T13"><text:tab/></text:span><text:span text:style-name="T14">Estado 4:</text:span><text:span text:style-name="T13"><text:tab/>(</text:span><text:span text:style-name="T21">"$"</text:span><text:span text:style-name="T13">, </text:span><text:span text:style-name="T21">"$"</text:span><text:span text:style-name="T13">, </text:span><text:span text:style-name="T21">"r"</text:span><text:span text:style-name="T13">, 4)</text:span></text:p>
      <text:p text:style-name="P2"><text:span text:style-name="T11"><text:tab/><text:tab/><text:tab/><text:tab/><text:tab/></text:span></text:p>
      <text:h text:style-name="P11" text:outline-level="2">4. Forma de Trabajo</text:h>
      <text:p text:style-name="P9">El trabajo <text:s/>ha sido desarrollado en el lenguaje de programación java <text:s/>de forma local usando el IDE Eclipse.</text:p>
      <text:h text:style-name="Heading_20_2" text:outline-level="2">5. Autor</text:h>
      <text:p text:style-name="P8">El autor del proyecto es:</text:p>
      <table:table table:name="Tabla1" table:style-name="Tabla1">
        <table:table-column table:style-name="Tabla1.A"/>
        <table:table-column table:style-name="Tabla1.B"/>
        <table:table-column table:style-name="Tabla1.C"/>
        <table:table-row>
          <table:table-cell table:style-name="Tabla1.A1" office:value-type="string">
            <text:p text:style-name="P16"><text:span text:style-name="T1">Nombre</text:span> </text:p>
          </table:table-cell>
          <table:table-cell table:style-name="Tabla1.A1" office:value-type="string">
            <text:p text:style-name="P16"><text:span text:style-name="T1">Código alu</text:span> </text:p>
          </table:table-cell>
          <table:table-cell table:style-name="Tabla1.A1" office:value-type="string">
            <text:p text:style-name="P16"><text:span text:style-name="T1">Correo electrónico</text:span> </text:p>
          </table:table-cell>
        </table:table-row>
        <table:table-row>
          <table:table-cell table:style-name="Tabla1.A1" office:value-type="string">
            <text:p text:style-name="P16">Jonathan Trujillo Estévez </text:p>
          </table:table-cell>
          <table:table-cell table:style-name="Tabla1.A1" office:value-type="string">
            <text:p text:style-name="P16">alu0100606324 </text:p>
          </table:table-cell>
          <table:table-cell table:style-name="Tabla1.A1" office:value-type="string">
            <text:p text:style-name="Table_20_Contents"><text:a xlink:type="simple" xlink:href="mailto:alu0100606324@ull.edu.es"><text:span text:style-name="T33">alu0100606324@ull.edu.es</text:span></text:a><text:span text:style-name="T33"> </text:span></text:p>
          </table:table-cell>
        </table:table-row>
      </table:table>
      <text:h text:style-name="P12" text:outline-level="2"/>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ce style:name="sans-serif" svg:font-family="sans-serif"/>
    <style:font-face style:name="San-ser" svg:font-family="San-ser" style:font-family-generic="swiss"/>
    <style:font-face style:name="San-serif" svg:font-family="San-serif" style:font-family-generic="swiss"/>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cmex10" svg:font-family="cmex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02T18:26:14</dc:date>
    <dc:creator>TRUJILLO ESTEVEZ</dc:creator>
    <meta:document-statistic meta:table-count="1" meta:image-count="0" meta:object-count="0" meta:page-count="2" meta:paragraph-count="38" meta:word-count="376" meta:character-count="2195" meta:non-whitespace-character-count="1800"/>
    <meta:generator>LibreOffice/3.5$Linux_x86 LibreOffice_project/350m1$Build-2</meta:generator>
  </office:meta>
</office:document-meta>
</file>